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9.4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8ac7"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5e8ac7" style:text-align-source="fix" style:repeat-content="false" style:vertical-align="middle"/>
      <style:paragraph-properties fo:text-align="end" fo:margin-left="0pt"/>
      <style:text-properties fo:color="#ffffff"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ating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ating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Smartphone Samsung Model #19</text:p>
          </table:table-cell>
          <table:table-cell office:value-type="float" office:value="4.211976" calcext:value-type="float">
            <text:p>4.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</text:p>
          </table:table-cell>
          <table:table-cell office:value-type="float" office:value="4.2072997" calcext:value-type="float">
            <text:p>4.2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5</text:p>
          </table:table-cell>
          <table:table-cell office:value-type="float" office:value="4.1915026" calcext:value-type="float">
            <text:p>4.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7</text:p>
          </table:table-cell>
          <table:table-cell office:value-type="float" office:value="4.1883965" calcext:value-type="float">
            <text:p>4.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2</text:p>
          </table:table-cell>
          <table:table-cell office:value-type="float" office:value="4.167641" calcext:value-type="float">
            <text:p>4.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3</text:p>
          </table:table-cell>
          <table:table-cell office:value-type="float" office:value="4.1635275" calcext:value-type="float">
            <text:p>4.1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6</text:p>
          </table:table-cell>
          <table:table-cell office:value-type="float" office:value="4.158624" calcext:value-type="float">
            <text:p>4.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3</text:p>
          </table:table-cell>
          <table:table-cell office:value-type="float" office:value="4.158087" calcext:value-type="float">
            <text:p>4.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7</text:p>
          </table:table-cell>
          <table:table-cell office:value-type="float" office:value="4.1579356" calcext:value-type="float">
            <text:p>4.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</text:p>
          </table:table-cell>
          <table:table-cell office:value-type="float" office:value="4.1564713" calcext:value-type="float">
            <text:p>4.1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8</text:p>
          </table:table-cell>
          <table:table-cell office:value-type="float" office:value="4.153072" calcext:value-type="float">
            <text:p>4.1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2</text:p>
          </table:table-cell>
          <table:table-cell office:value-type="float" office:value="4.151558" calcext:value-type="float">
            <text:p>4.1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8</text:p>
          </table:table-cell>
          <table:table-cell office:value-type="float" office:value="4.1466208" calcext:value-type="float">
            <text:p>4.1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</text:p>
          </table:table-cell>
          <table:table-cell office:value-type="float" office:value="4.145404" calcext:value-type="float">
            <text:p>4.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4</text:p>
          </table:table-cell>
          <table:table-cell office:value-type="float" office:value="4.1431637" calcext:value-type="float">
            <text:p>4.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</text:p>
          </table:table-cell>
          <table:table-cell office:value-type="float" office:value="4.141318" calcext:value-type="float">
            <text:p>4.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</text:p>
          </table:table-cell>
          <table:table-cell office:value-type="float" office:value="4.1408343" calcext:value-type="float">
            <text:p>4.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2</text:p>
          </table:table-cell>
          <table:table-cell office:value-type="float" office:value="4.1388235" calcext:value-type="float">
            <text:p>4.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3</text:p>
          </table:table-cell>
          <table:table-cell office:value-type="float" office:value="4.1383996" calcext:value-type="float">
            <text:p>4.1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6</text:p>
          </table:table-cell>
          <table:table-cell office:value-type="float" office:value="4.137106" calcext:value-type="float">
            <text:p>4.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0</text:p>
          </table:table-cell>
          <table:table-cell office:value-type="float" office:value="4.1355815" calcext:value-type="float">
            <text:p>4.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2</text:p>
          </table:table-cell>
          <table:table-cell office:value-type="float" office:value="4.134258" calcext:value-type="float">
            <text:p>4.1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5</text:p>
          </table:table-cell>
          <table:table-cell office:value-type="float" office:value="4.133436" calcext:value-type="float">
            <text:p>4.1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3</text:p>
          </table:table-cell>
          <table:table-cell office:value-type="float" office:value="4.132335" calcext:value-type="float">
            <text:p>4.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8</text:p>
          </table:table-cell>
          <table:table-cell office:value-type="float" office:value="4.132274" calcext:value-type="float">
            <text:p>4.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1</text:p>
          </table:table-cell>
          <table:table-cell office:value-type="float" office:value="4.130934" calcext:value-type="float">
            <text:p>4.1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01</text:p>
          </table:table-cell>
          <table:table-cell office:value-type="float" office:value="4.130328" calcext:value-type="float">
            <text:p>4.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7</text:p>
          </table:table-cell>
          <table:table-cell office:value-type="float" office:value="4.1270905" calcext:value-type="float">
            <text:p>4.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4</text:p>
          </table:table-cell>
          <table:table-cell office:value-type="float" office:value="4.1222944" calcext:value-type="float">
            <text:p>4.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1</text:p>
          </table:table-cell>
          <table:table-cell office:value-type="float" office:value="4.122128" calcext:value-type="float">
            <text:p>4.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5</text:p>
          </table:table-cell>
          <table:table-cell office:value-type="float" office:value="4.1205945" calcext:value-type="float">
            <text:p>4.1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5</text:p>
          </table:table-cell>
          <table:table-cell office:value-type="float" office:value="4.115315" calcext:value-type="float">
            <text:p>4.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4</text:p>
          </table:table-cell>
          <table:table-cell office:value-type="float" office:value="4.1137767" calcext:value-type="float">
            <text:p>4.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00</text:p>
          </table:table-cell>
          <table:table-cell office:value-type="float" office:value="4.1133647" calcext:value-type="float">
            <text:p>4.1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7</text:p>
          </table:table-cell>
          <table:table-cell office:value-type="float" office:value="4.112125" calcext:value-type="float">
            <text:p>4.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8</text:p>
          </table:table-cell>
          <table:table-cell office:value-type="float" office:value="4.110577" calcext:value-type="float">
            <text:p>4.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6</text:p>
          </table:table-cell>
          <table:table-cell office:value-type="float" office:value="4.110489" calcext:value-type="float">
            <text:p>4.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9</text:p>
          </table:table-cell>
          <table:table-cell office:value-type="float" office:value="4.1092362" calcext:value-type="float">
            <text:p>4.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9</text:p>
          </table:table-cell>
          <table:table-cell office:value-type="float" office:value="4.1087537" calcext:value-type="float">
            <text:p>4.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1</text:p>
          </table:table-cell>
          <table:table-cell office:value-type="float" office:value="4.108565" calcext:value-type="float">
            <text:p>4.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9</text:p>
          </table:table-cell>
          <table:table-cell office:value-type="float" office:value="4.108048" calcext:value-type="float">
            <text:p>4.1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9</text:p>
          </table:table-cell>
          <table:table-cell office:value-type="float" office:value="4.1054087" calcext:value-type="float">
            <text:p>4.1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6</text:p>
          </table:table-cell>
          <table:table-cell office:value-type="float" office:value="4.103963" calcext:value-type="float">
            <text:p>4.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3</text:p>
          </table:table-cell>
          <table:table-cell office:value-type="float" office:value="4.103841" calcext:value-type="float">
            <text:p>4.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5</text:p>
          </table:table-cell>
          <table:table-cell office:value-type="float" office:value="4.1029673" calcext:value-type="float">
            <text:p>4.1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7</text:p>
          </table:table-cell>
          <table:table-cell office:value-type="float" office:value="4.1026382" calcext:value-type="float">
            <text:p>4.1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6</text:p>
          </table:table-cell>
          <table:table-cell office:value-type="float" office:value="4.1012764" calcext:value-type="float">
            <text:p>4.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4</text:p>
          </table:table-cell>
          <table:table-cell office:value-type="float" office:value="4.100893" calcext:value-type="float">
            <text:p>4.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</text:p>
          </table:table-cell>
          <table:table-cell office:value-type="float" office:value="4.0979457" calcext:value-type="float">
            <text:p>4.0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4</text:p>
          </table:table-cell>
          <table:table-cell office:value-type="float" office:value="4.096896" calcext:value-type="float">
            <text:p>4.0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0</text:p>
          </table:table-cell>
          <table:table-cell office:value-type="float" office:value="4.096065" calcext:value-type="float">
            <text:p>4.0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6</text:p>
          </table:table-cell>
          <table:table-cell office:value-type="float" office:value="4.0960107" calcext:value-type="float">
            <text:p>4.0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2</text:p>
          </table:table-cell>
          <table:table-cell office:value-type="float" office:value="4.095314" calcext:value-type="float">
            <text:p>4.0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7</text:p>
          </table:table-cell>
          <table:table-cell office:value-type="float" office:value="4.0946927" calcext:value-type="float">
            <text:p>4.0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1</text:p>
          </table:table-cell>
          <table:table-cell office:value-type="float" office:value="4.0943623" calcext:value-type="float">
            <text:p>4.0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6</text:p>
          </table:table-cell>
          <table:table-cell office:value-type="float" office:value="4.0943003" calcext:value-type="float">
            <text:p>4.0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8</text:p>
          </table:table-cell>
          <table:table-cell office:value-type="float" office:value="4.0930176" calcext:value-type="float">
            <text:p>4.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5</text:p>
          </table:table-cell>
          <table:table-cell office:value-type="float" office:value="4.0926147" calcext:value-type="float">
            <text:p>4.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8</text:p>
          </table:table-cell>
          <table:table-cell office:value-type="float" office:value="4.0924926" calcext:value-type="float">
            <text:p>4.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3</text:p>
          </table:table-cell>
          <table:table-cell office:value-type="float" office:value="4.090086" calcext:value-type="float">
            <text:p>4.0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0</text:p>
          </table:table-cell>
          <table:table-cell office:value-type="float" office:value="4.0895796" calcext:value-type="float">
            <text:p>4.0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</text:p>
          </table:table-cell>
          <table:table-cell office:value-type="float" office:value="4.0887184" calcext:value-type="float">
            <text:p>4.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7</text:p>
          </table:table-cell>
          <table:table-cell office:value-type="float" office:value="4.0874434" calcext:value-type="float">
            <text:p>4.0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</text:p>
          </table:table-cell>
          <table:table-cell office:value-type="float" office:value="4.0846467" calcext:value-type="float">
            <text:p>4.0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3</text:p>
          </table:table-cell>
          <table:table-cell office:value-type="float" office:value="4.083496" calcext:value-type="float">
            <text:p>4.0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9</text:p>
          </table:table-cell>
          <table:table-cell office:value-type="float" office:value="4.082916" calcext:value-type="float">
            <text:p>4.0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0</text:p>
          </table:table-cell>
          <table:table-cell office:value-type="float" office:value="4.08139" calcext:value-type="float">
            <text:p>4.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0</text:p>
          </table:table-cell>
          <table:table-cell office:value-type="float" office:value="4.08065" calcext:value-type="float">
            <text:p>4.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7</text:p>
          </table:table-cell>
          <table:table-cell office:value-type="float" office:value="4.079669" calcext:value-type="float">
            <text:p>4.0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6</text:p>
          </table:table-cell>
          <table:table-cell office:value-type="float" office:value="4.0747614" calcext:value-type="float">
            <text:p>4.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7</text:p>
          </table:table-cell>
          <table:table-cell office:value-type="float" office:value="4.073194" calcext:value-type="float">
            <text:p>4.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9</text:p>
          </table:table-cell>
          <table:table-cell office:value-type="float" office:value="4.071632" calcext:value-type="float">
            <text:p>4.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5</text:p>
          </table:table-cell>
          <table:table-cell office:value-type="float" office:value="4.0707493" calcext:value-type="float">
            <text:p>4.0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4</text:p>
          </table:table-cell>
          <table:table-cell office:value-type="float" office:value="4.0703435" calcext:value-type="float">
            <text:p>4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8</text:p>
          </table:table-cell>
          <table:table-cell office:value-type="float" office:value="4.070055" calcext:value-type="float">
            <text:p>4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0</text:p>
          </table:table-cell>
          <table:table-cell office:value-type="float" office:value="4.069895" calcext:value-type="float">
            <text:p>4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</text:p>
          </table:table-cell>
          <table:table-cell office:value-type="float" office:value="4.0696673" calcext:value-type="float">
            <text:p>4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14</text:p>
          </table:table-cell>
          <table:table-cell office:value-type="float" office:value="4.069361" calcext:value-type="float">
            <text:p>4.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3</text:p>
          </table:table-cell>
          <table:table-cell office:value-type="float" office:value="4.068844" calcext:value-type="float">
            <text:p>4.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9</text:p>
          </table:table-cell>
          <table:table-cell office:value-type="float" office:value="4.066044" calcext:value-type="float">
            <text:p>4.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4</text:p>
          </table:table-cell>
          <table:table-cell office:value-type="float" office:value="4.0651546" calcext:value-type="float">
            <text:p>4.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8</text:p>
          </table:table-cell>
          <table:table-cell office:value-type="float" office:value="4.0649457" calcext:value-type="float">
            <text:p>4.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5</text:p>
          </table:table-cell>
          <table:table-cell office:value-type="float" office:value="4.06282" calcext:value-type="float">
            <text:p>4.0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4</text:p>
          </table:table-cell>
          <table:table-cell office:value-type="float" office:value="4.061384" calcext:value-type="float">
            <text:p>4.0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8</text:p>
          </table:table-cell>
          <table:table-cell office:value-type="float" office:value="4.0598593" calcext:value-type="float">
            <text:p>4.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1</text:p>
          </table:table-cell>
          <table:table-cell office:value-type="float" office:value="4.0577497" calcext:value-type="float">
            <text:p>4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74</text:p>
          </table:table-cell>
          <table:table-cell office:value-type="float" office:value="4.054926" calcext:value-type="float">
            <text:p>4.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5</text:p>
          </table:table-cell>
          <table:table-cell office:value-type="float" office:value="4.0542355" calcext:value-type="float">
            <text:p>4.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3</text:p>
          </table:table-cell>
          <table:table-cell office:value-type="float" office:value="4.052218" calcext:value-type="float">
            <text:p>4.0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81</text:p>
          </table:table-cell>
          <table:table-cell office:value-type="float" office:value="4.0493956" calcext:value-type="float">
            <text:p>4.0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8</text:p>
          </table:table-cell>
          <table:table-cell office:value-type="float" office:value="4.0462513" calcext:value-type="float">
            <text:p>4.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30</text:p>
          </table:table-cell>
          <table:table-cell office:value-type="float" office:value="4.0445547" calcext:value-type="float">
            <text:p>4.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1</text:p>
          </table:table-cell>
          <table:table-cell office:value-type="float" office:value="4.0445476" calcext:value-type="float">
            <text:p>4.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6</text:p>
          </table:table-cell>
          <table:table-cell office:value-type="float" office:value="4.04439" calcext:value-type="float">
            <text:p>4.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1</text:p>
          </table:table-cell>
          <table:table-cell office:value-type="float" office:value="4.039554" calcext:value-type="float">
            <text:p>4.0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92</text:p>
          </table:table-cell>
          <table:table-cell office:value-type="float" office:value="4.0387444" calcext:value-type="float">
            <text:p>4.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2</text:p>
          </table:table-cell>
          <table:table-cell office:value-type="float" office:value="4.0368786" calcext:value-type="float">
            <text:p>4.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9</text:p>
          </table:table-cell>
          <table:table-cell office:value-type="float" office:value="4.029779" calcext:value-type="float">
            <text:p>4.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1</text:p>
          </table:table-cell>
          <table:table-cell office:value-type="float" office:value="4.028171" calcext:value-type="float">
            <text:p>4.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61</text:p>
          </table:table-cell>
          <table:table-cell office:value-type="float" office:value="4.026388" calcext:value-type="float">
            <text:p>4.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9</text:p>
          </table:table-cell>
          <table:table-cell office:value-type="float" office:value="4.0255556" calcext:value-type="float">
            <text:p>4.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7</text:p>
          </table:table-cell>
          <table:table-cell office:value-type="float" office:value="4.0254836" calcext:value-type="float">
            <text:p>4.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2</text:p>
          </table:table-cell>
          <table:table-cell office:value-type="float" office:value="4.024809" calcext:value-type="float">
            <text:p>4.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20</text:p>
          </table:table-cell>
          <table:table-cell office:value-type="float" office:value="4.021689" calcext:value-type="float">
            <text:p>4.0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12</text:p>
          </table:table-cell>
          <table:table-cell office:value-type="float" office:value="4.017733" calcext:value-type="float">
            <text:p>4.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2</text:p>
          </table:table-cell>
          <table:table-cell office:value-type="float" office:value="4.0069785" calcext:value-type="float">
            <text:p>4.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0</text:p>
          </table:table-cell>
          <table:table-cell office:value-type="float" office:value="4.006203" calcext:value-type="float">
            <text:p>4.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17</text:p>
          </table:table-cell>
          <table:table-cell office:value-type="float" office:value="4.002276" calcext:value-type="float">
            <text:p>4.0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42</text:p>
          </table:table-cell>
          <table:table-cell office:value-type="float" office:value="3.9992716" calcext:value-type="float">
            <text:p>3.9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16</text:p>
          </table:table-cell>
          <table:table-cell office:value-type="float" office:value="3.9964912" calcext:value-type="float">
            <text:p>3.9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3</text:p>
          </table:table-cell>
          <table:table-cell office:value-type="float" office:value="3.9894412" calcext:value-type="float">
            <text:p>3.9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61</text:p>
          </table:table-cell>
          <table:table-cell office:value-type="float" office:value="3.9870203" calcext:value-type="float">
            <text:p>3.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5</text:p>
          </table:table-cell>
          <table:table-cell office:value-type="float" office:value="3.982095" calcext:value-type="float">
            <text:p>3.9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64</text:p>
          </table:table-cell>
          <table:table-cell office:value-type="float" office:value="3.9814413" calcext:value-type="float">
            <text:p>3.9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Samsung Model #50</text:p>
          </table:table-cell>
          <table:table-cell office:value-type="float" office:value="3.9738557" calcext:value-type="float">
            <text:p>3.9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4</text:p>
          </table:table-cell>
          <table:table-cell office:value-type="float" office:value="3.9738271" calcext:value-type="float">
            <text:p>3.9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6</text:p>
          </table:table-cell>
          <table:table-cell office:value-type="float" office:value="3.97243" calcext:value-type="float">
            <text:p>3.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9</text:p>
          </table:table-cell>
          <table:table-cell office:value-type="float" office:value="3.9706767" calcext:value-type="float">
            <text:p>3.9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3</text:p>
          </table:table-cell>
          <table:table-cell office:value-type="float" office:value="3.96992" calcext:value-type="float">
            <text:p>3.9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2</text:p>
          </table:table-cell>
          <table:table-cell office:value-type="float" office:value="3.96578" calcext:value-type="float">
            <text:p>3.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19</text:p>
          </table:table-cell>
          <table:table-cell office:value-type="float" office:value="3.9639237" calcext:value-type="float">
            <text:p>3.9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0</text:p>
          </table:table-cell>
          <table:table-cell office:value-type="float" office:value="3.9473321" calcext:value-type="float">
            <text:p>3.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9</text:p>
          </table:table-cell>
          <table:table-cell office:value-type="float" office:value="3.9418867" calcext:value-type="float">
            <text:p>3.9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4</text:p>
          </table:table-cell>
          <table:table-cell office:value-type="float" office:value="3.9387848" calcext:value-type="float">
            <text:p>3.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1</text:p>
          </table:table-cell>
          <table:table-cell office:value-type="float" office:value="3.9340885" calcext:value-type="float">
            <text:p>3.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1</text:p>
          </table:table-cell>
          <table:table-cell office:value-type="float" office:value="3.9289587" calcext:value-type="float">
            <text:p>3.9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7</text:p>
          </table:table-cell>
          <table:table-cell office:value-type="float" office:value="3.9241626" calcext:value-type="float">
            <text:p>3.9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6</text:p>
          </table:table-cell>
          <table:table-cell office:value-type="float" office:value="3.9183838" calcext:value-type="float">
            <text:p>3.9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9</text:p>
          </table:table-cell>
          <table:table-cell office:value-type="float" office:value="3.9155443" calcext:value-type="float">
            <text:p>3.9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6</text:p>
          </table:table-cell>
          <table:table-cell office:value-type="float" office:value="3.9148576" calcext:value-type="float">
            <text:p>3.9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5</text:p>
          </table:table-cell>
          <table:table-cell office:value-type="float" office:value="3.9134376" calcext:value-type="float">
            <text:p>3.9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63</text:p>
          </table:table-cell>
          <table:table-cell office:value-type="float" office:value="3.9131286" calcext:value-type="float">
            <text:p>3.9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7</text:p>
          </table:table-cell>
          <table:table-cell office:value-type="float" office:value="3.9123614" calcext:value-type="float">
            <text:p>3.9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5</text:p>
          </table:table-cell>
          <table:table-cell office:value-type="float" office:value="3.8977835" calcext:value-type="float">
            <text:p>3.8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4</text:p>
          </table:table-cell>
          <table:table-cell office:value-type="float" office:value="3.895312" calcext:value-type="float">
            <text:p>3.8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1</text:p>
          </table:table-cell>
          <table:table-cell office:value-type="float" office:value="3.8943827" calcext:value-type="float">
            <text:p>3.8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3</text:p>
          </table:table-cell>
          <table:table-cell office:value-type="float" office:value="3.8915417" calcext:value-type="float">
            <text:p>3.8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6</text:p>
          </table:table-cell>
          <table:table-cell office:value-type="float" office:value="3.8885133" calcext:value-type="float">
            <text:p>3.8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0</text:p>
          </table:table-cell>
          <table:table-cell office:value-type="float" office:value="3.8646357" calcext:value-type="float">
            <text:p>3.8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8</text:p>
          </table:table-cell>
          <table:table-cell office:value-type="float" office:value="3.864189" calcext:value-type="float">
            <text:p>3.8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30</text:p>
          </table:table-cell>
          <table:table-cell office:value-type="float" office:value="3.8625643" calcext:value-type="float">
            <text:p>3.8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8</text:p>
          </table:table-cell>
          <table:table-cell office:value-type="float" office:value="3.8404732" calcext:value-type="float">
            <text:p>3.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60</text:p>
          </table:table-cell>
          <table:table-cell office:value-type="float" office:value="3.83042" calcext:value-type="float">
            <text:p>3.8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8</text:p>
          </table:table-cell>
          <table:table-cell office:value-type="float" office:value="3.829163" calcext:value-type="float">
            <text:p>3.8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62</text:p>
          </table:table-cell>
          <table:table-cell office:value-type="float" office:value="3.8249962" calcext:value-type="float">
            <text:p>3.8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5</text:p>
          </table:table-cell>
          <table:table-cell office:value-type="float" office:value="3.8240721" calcext:value-type="float">
            <text:p>3.8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4</text:p>
          </table:table-cell>
          <table:table-cell office:value-type="float" office:value="3.811249" calcext:value-type="float">
            <text:p>3.8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47</text:p>
          </table:table-cell>
          <table:table-cell office:value-type="float" office:value="3.805662" calcext:value-type="float">
            <text:p>3.8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18</text:p>
          </table:table-cell>
          <table:table-cell office:value-type="float" office:value="3.7998302" calcext:value-type="float">
            <text:p>3.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15</text:p>
          </table:table-cell>
          <table:table-cell office:value-type="float" office:value="3.786448" calcext:value-type="float">
            <text:p>3.7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22</text:p>
          </table:table-cell>
          <table:table-cell office:value-type="float" office:value="3.7822046" calcext:value-type="float">
            <text:p>3.7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53</text:p>
          </table:table-cell>
          <table:table-cell office:value-type="float" office:value="3.7198977" calcext:value-type="float">
            <text:p>3.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9</text:p>
          </table:table-cell>
          <table:table-cell office:value-type="float" office:value="2.1349351" calcext:value-type="float">
            <text:p>2.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7</text:p>
          </table:table-cell>
          <table:table-cell office:value-type="float" office:value="2.1336894" calcext:value-type="float">
            <text:p>2.1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1</text:p>
          </table:table-cell>
          <table:table-cell office:value-type="float" office:value="2.1227286" calcext:value-type="float">
            <text:p>2.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4</text:p>
          </table:table-cell>
          <table:table-cell office:value-type="float" office:value="2.1154392" calcext:value-type="float">
            <text:p>2.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9</text:p>
          </table:table-cell>
          <table:table-cell office:value-type="float" office:value="2.1147676" calcext:value-type="float">
            <text:p>2.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3</text:p>
          </table:table-cell>
          <table:table-cell office:value-type="float" office:value="2.109127" calcext:value-type="float">
            <text:p>2.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16</text:p>
          </table:table-cell>
          <table:table-cell office:value-type="float" office:value="2.1072319" calcext:value-type="float">
            <text:p>2.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8</text:p>
          </table:table-cell>
          <table:table-cell office:value-type="float" office:value="2.1064198" calcext:value-type="float">
            <text:p>2.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5</text:p>
          </table:table-cell>
          <table:table-cell office:value-type="float" office:value="2.1019797" calcext:value-type="float">
            <text:p>2.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7</text:p>
          </table:table-cell>
          <table:table-cell office:value-type="float" office:value="2.1019518" calcext:value-type="float">
            <text:p>2.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0</text:p>
          </table:table-cell>
          <table:table-cell office:value-type="float" office:value="2.1007926" calcext:value-type="float">
            <text:p>2.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2</text:p>
          </table:table-cell>
          <table:table-cell office:value-type="float" office:value="2.0998938" calcext:value-type="float">
            <text:p>2.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2</text:p>
          </table:table-cell>
          <table:table-cell office:value-type="float" office:value="2.0992923" calcext:value-type="float">
            <text:p>2.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8</text:p>
          </table:table-cell>
          <table:table-cell office:value-type="float" office:value="2.098914" calcext:value-type="float">
            <text:p>2.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3</text:p>
          </table:table-cell>
          <table:table-cell office:value-type="float" office:value="2.098802" calcext:value-type="float">
            <text:p>2.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2</text:p>
          </table:table-cell>
          <table:table-cell office:value-type="float" office:value="2.0987203" calcext:value-type="float">
            <text:p>2.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7</text:p>
          </table:table-cell>
          <table:table-cell office:value-type="float" office:value="2.0975902" calcext:value-type="float">
            <text:p>2.0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6</text:p>
          </table:table-cell>
          <table:table-cell office:value-type="float" office:value="2.0917397" calcext:value-type="float">
            <text:p>2.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6</text:p>
          </table:table-cell>
          <table:table-cell office:value-type="float" office:value="2.089812" calcext:value-type="float">
            <text:p>2.0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5</text:p>
          </table:table-cell>
          <table:table-cell office:value-type="float" office:value="2.0888588" calcext:value-type="float">
            <text:p>2.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17</text:p>
          </table:table-cell>
          <table:table-cell office:value-type="float" office:value="2.0888247" calcext:value-type="float">
            <text:p>2.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1</text:p>
          </table:table-cell>
          <table:table-cell office:value-type="float" office:value="2.0882986" calcext:value-type="float">
            <text:p>2.0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2</text:p>
          </table:table-cell>
          <table:table-cell office:value-type="float" office:value="2.0870078" calcext:value-type="float">
            <text:p>2.0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4</text:p>
          </table:table-cell>
          <table:table-cell office:value-type="float" office:value="2.0855355" calcext:value-type="float">
            <text:p>2.0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3</text:p>
          </table:table-cell>
          <table:table-cell office:value-type="float" office:value="2.0842302" calcext:value-type="float">
            <text:p>2.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7</text:p>
          </table:table-cell>
          <table:table-cell office:value-type="float" office:value="2.0841415" calcext:value-type="float">
            <text:p>2.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3</text:p>
          </table:table-cell>
          <table:table-cell office:value-type="float" office:value="2.0840807" calcext:value-type="float">
            <text:p>2.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3</text:p>
          </table:table-cell>
          <table:table-cell office:value-type="float" office:value="2.0838757" calcext:value-type="float">
            <text:p>2.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2</text:p>
          </table:table-cell>
          <table:table-cell office:value-type="float" office:value="2.0831263" calcext:value-type="float">
            <text:p>2.0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6</text:p>
          </table:table-cell>
          <table:table-cell office:value-type="float" office:value="2.0830364" calcext:value-type="float">
            <text:p>2.0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3</text:p>
          </table:table-cell>
          <table:table-cell office:value-type="float" office:value="2.0810287" calcext:value-type="float">
            <text:p>2.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8</text:p>
          </table:table-cell>
          <table:table-cell office:value-type="float" office:value="2.0800104" calcext:value-type="float">
            <text:p>2.0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3</text:p>
          </table:table-cell>
          <table:table-cell office:value-type="float" office:value="2.0798185" calcext:value-type="float">
            <text:p>2.0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8</text:p>
          </table:table-cell>
          <table:table-cell office:value-type="float" office:value="2.0789843" calcext:value-type="float">
            <text:p>2.0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5</text:p>
          </table:table-cell>
          <table:table-cell office:value-type="float" office:value="2.0784914" calcext:value-type="float">
            <text:p>2.0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0</text:p>
          </table:table-cell>
          <table:table-cell office:value-type="float" office:value="2.0774693" calcext:value-type="float">
            <text:p>2.0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2</text:p>
          </table:table-cell>
          <table:table-cell office:value-type="float" office:value="2.075799" calcext:value-type="float">
            <text:p>2.0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4</text:p>
          </table:table-cell>
          <table:table-cell office:value-type="float" office:value="2.074811" calcext:value-type="float">
            <text:p>2.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1</text:p>
          </table:table-cell>
          <table:table-cell office:value-type="float" office:value="2.074806" calcext:value-type="float">
            <text:p>2.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0</text:p>
          </table:table-cell>
          <table:table-cell office:value-type="float" office:value="2.0746863" calcext:value-type="float">
            <text:p>2.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0</text:p>
          </table:table-cell>
          <table:table-cell office:value-type="float" office:value="2.0741484" calcext:value-type="float">
            <text:p>2.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9</text:p>
          </table:table-cell>
          <table:table-cell office:value-type="float" office:value="2.0739493" calcext:value-type="float">
            <text:p>2.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2</text:p>
          </table:table-cell>
          <table:table-cell office:value-type="float" office:value="2.0726445" calcext:value-type="float">
            <text:p>2.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3</text:p>
          </table:table-cell>
          <table:table-cell office:value-type="float" office:value="2.0717413" calcext:value-type="float">
            <text:p>2.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4</text:p>
          </table:table-cell>
          <table:table-cell office:value-type="float" office:value="2.071563" calcext:value-type="float">
            <text:p>2.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1</text:p>
          </table:table-cell>
          <table:table-cell office:value-type="float" office:value="2.0709536" calcext:value-type="float">
            <text:p>2.0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4</text:p>
          </table:table-cell>
          <table:table-cell office:value-type="float" office:value="2.070488" calcext:value-type="float">
            <text:p>2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8</text:p>
          </table:table-cell>
          <table:table-cell office:value-type="float" office:value="2.0700557" calcext:value-type="float">
            <text:p>2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7</text:p>
          </table:table-cell>
          <table:table-cell office:value-type="float" office:value="2.06994" calcext:value-type="float">
            <text:p>2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8</text:p>
          </table:table-cell>
          <table:table-cell office:value-type="float" office:value="2.0699015" calcext:value-type="float">
            <text:p>2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1</text:p>
          </table:table-cell>
          <table:table-cell office:value-type="float" office:value="2.069899" calcext:value-type="float">
            <text:p>2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4</text:p>
          </table:table-cell>
          <table:table-cell office:value-type="float" office:value="2.0698292" calcext:value-type="float">
            <text:p>2.0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4</text:p>
          </table:table-cell>
          <table:table-cell office:value-type="float" office:value="2.0686803" calcext:value-type="float">
            <text:p>2.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13</text:p>
          </table:table-cell>
          <table:table-cell office:value-type="float" office:value="2.0676677" calcext:value-type="float">
            <text:p>2.0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5</text:p>
          </table:table-cell>
          <table:table-cell office:value-type="float" office:value="2.0660944" calcext:value-type="float">
            <text:p>2.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9</text:p>
          </table:table-cell>
          <table:table-cell office:value-type="float" office:value="2.0654354" calcext:value-type="float">
            <text:p>2.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0</text:p>
          </table:table-cell>
          <table:table-cell office:value-type="float" office:value="2.0653872" calcext:value-type="float">
            <text:p>2.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5</text:p>
          </table:table-cell>
          <table:table-cell office:value-type="float" office:value="2.0651593" calcext:value-type="float">
            <text:p>2.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1</text:p>
          </table:table-cell>
          <table:table-cell office:value-type="float" office:value="2.0650938" calcext:value-type="float">
            <text:p>2.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7</text:p>
          </table:table-cell>
          <table:table-cell office:value-type="float" office:value="2.0650778" calcext:value-type="float">
            <text:p>2.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18</text:p>
          </table:table-cell>
          <table:table-cell office:value-type="float" office:value="2.0641854" calcext:value-type="float">
            <text:p>2.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2</text:p>
          </table:table-cell>
          <table:table-cell office:value-type="float" office:value="2.06416" calcext:value-type="float">
            <text:p>2.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3</text:p>
          </table:table-cell>
          <table:table-cell office:value-type="float" office:value="2.0633638" calcext:value-type="float">
            <text:p>2.0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7</text:p>
          </table:table-cell>
          <table:table-cell office:value-type="float" office:value="2.0623875" calcext:value-type="float">
            <text:p>2.0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2</text:p>
          </table:table-cell>
          <table:table-cell office:value-type="float" office:value="2.0622742" calcext:value-type="float">
            <text:p>2.0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7</text:p>
          </table:table-cell>
          <table:table-cell office:value-type="float" office:value="2.0609524" calcext:value-type="float">
            <text:p>2.0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0</text:p>
          </table:table-cell>
          <table:table-cell office:value-type="float" office:value="2.0604234" calcext:value-type="float">
            <text:p>2.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5</text:p>
          </table:table-cell>
          <table:table-cell office:value-type="float" office:value="2.0602455" calcext:value-type="float">
            <text:p>2.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4</text:p>
          </table:table-cell>
          <table:table-cell office:value-type="float" office:value="2.0599158" calcext:value-type="float">
            <text:p>2.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8</text:p>
          </table:table-cell>
          <table:table-cell office:value-type="float" office:value="2.0596557" calcext:value-type="float">
            <text:p>2.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2</text:p>
          </table:table-cell>
          <table:table-cell office:value-type="float" office:value="2.0587094" calcext:value-type="float">
            <text:p>2.0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8</text:p>
          </table:table-cell>
          <table:table-cell office:value-type="float" office:value="2.0583293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6</text:p>
          </table:table-cell>
          <table:table-cell office:value-type="float" office:value="2.058107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8</text:p>
          </table:table-cell>
          <table:table-cell office:value-type="float" office:value="2.058089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1</text:p>
          </table:table-cell>
          <table:table-cell office:value-type="float" office:value="2.0580406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4</text:p>
          </table:table-cell>
          <table:table-cell office:value-type="float" office:value="2.0579216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13</text:p>
          </table:table-cell>
          <table:table-cell office:value-type="float" office:value="2.0576308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4</text:p>
          </table:table-cell>
          <table:table-cell office:value-type="float" office:value="2.057561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9</text:p>
          </table:table-cell>
          <table:table-cell office:value-type="float" office:value="2.0575228" calcext:value-type="float">
            <text:p>2.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1</text:p>
          </table:table-cell>
          <table:table-cell office:value-type="float" office:value="2.0571525" calcext:value-type="float">
            <text:p>2.0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9</text:p>
          </table:table-cell>
          <table:table-cell office:value-type="float" office:value="2.057123" calcext:value-type="float">
            <text:p>2.0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0</text:p>
          </table:table-cell>
          <table:table-cell office:value-type="float" office:value="2.056889" calcext:value-type="float">
            <text:p>2.0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4</text:p>
          </table:table-cell>
          <table:table-cell office:value-type="float" office:value="2.0568073" calcext:value-type="float">
            <text:p>2.0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5</text:p>
          </table:table-cell>
          <table:table-cell office:value-type="float" office:value="2.056406" calcext:value-type="float">
            <text:p>2.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2</text:p>
          </table:table-cell>
          <table:table-cell office:value-type="float" office:value="2.0557897" calcext:value-type="float">
            <text:p>2.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7</text:p>
          </table:table-cell>
          <table:table-cell office:value-type="float" office:value="2.0557494" calcext:value-type="float">
            <text:p>2.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1</text:p>
          </table:table-cell>
          <table:table-cell office:value-type="float" office:value="2.055729" calcext:value-type="float">
            <text:p>2.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1</text:p>
          </table:table-cell>
          <table:table-cell office:value-type="float" office:value="2.0550606" calcext:value-type="float">
            <text:p>2.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0</text:p>
          </table:table-cell>
          <table:table-cell office:value-type="float" office:value="2.0549545" calcext:value-type="float">
            <text:p>2.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0</text:p>
          </table:table-cell>
          <table:table-cell office:value-type="float" office:value="2.054873" calcext:value-type="float">
            <text:p>2.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8</text:p>
          </table:table-cell>
          <table:table-cell office:value-type="float" office:value="2.0539114" calcext:value-type="float">
            <text:p>2.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9</text:p>
          </table:table-cell>
          <table:table-cell office:value-type="float" office:value="2.0533915" calcext:value-type="float">
            <text:p>2.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15</text:p>
          </table:table-cell>
          <table:table-cell office:value-type="float" office:value="2.053179" calcext:value-type="float">
            <text:p>2.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8</text:p>
          </table:table-cell>
          <table:table-cell office:value-type="float" office:value="2.0530453" calcext:value-type="float">
            <text:p>2.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0</text:p>
          </table:table-cell>
          <table:table-cell office:value-type="float" office:value="2.0513935" calcext:value-type="float">
            <text:p>2.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5</text:p>
          </table:table-cell>
          <table:table-cell office:value-type="float" office:value="2.051109" calcext:value-type="float">
            <text:p>2.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9</text:p>
          </table:table-cell>
          <table:table-cell office:value-type="float" office:value="2.050943" calcext:value-type="float">
            <text:p>2.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5</text:p>
          </table:table-cell>
          <table:table-cell office:value-type="float" office:value="2.05044" calcext:value-type="float">
            <text:p>2.0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9</text:p>
          </table:table-cell>
          <table:table-cell office:value-type="float" office:value="2.0490706" calcext:value-type="float">
            <text:p>2.0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5</text:p>
          </table:table-cell>
          <table:table-cell office:value-type="float" office:value="2.0482457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8</text:p>
          </table:table-cell>
          <table:table-cell office:value-type="float" office:value="2.0482228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5</text:p>
          </table:table-cell>
          <table:table-cell office:value-type="float" office:value="2.0482147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7</text:p>
          </table:table-cell>
          <table:table-cell office:value-type="float" office:value="2.0481818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7</text:p>
          </table:table-cell>
          <table:table-cell office:value-type="float" office:value="2.0481286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10</text:p>
          </table:table-cell>
          <table:table-cell office:value-type="float" office:value="2.0480993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3</text:p>
          </table:table-cell>
          <table:table-cell office:value-type="float" office:value="2.0479903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8</text:p>
          </table:table-cell>
          <table:table-cell office:value-type="float" office:value="2.0479658" calcext:value-type="float">
            <text:p>2.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6</text:p>
          </table:table-cell>
          <table:table-cell office:value-type="float" office:value="2.0468628" calcext:value-type="float">
            <text:p>2.0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14</text:p>
          </table:table-cell>
          <table:table-cell office:value-type="float" office:value="2.0465608" calcext:value-type="float">
            <text:p>2.0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2</text:p>
          </table:table-cell>
          <table:table-cell office:value-type="float" office:value="2.0463803" calcext:value-type="float">
            <text:p>2.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7</text:p>
          </table:table-cell>
          <table:table-cell office:value-type="float" office:value="2.046271" calcext:value-type="float">
            <text:p>2.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7</text:p>
          </table:table-cell>
          <table:table-cell office:value-type="float" office:value="2.0460322" calcext:value-type="float">
            <text:p>2.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4</text:p>
          </table:table-cell>
          <table:table-cell office:value-type="float" office:value="2.0453832" calcext:value-type="float">
            <text:p>2.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4</text:p>
          </table:table-cell>
          <table:table-cell office:value-type="float" office:value="2.0452614" calcext:value-type="float">
            <text:p>2.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3</text:p>
          </table:table-cell>
          <table:table-cell office:value-type="float" office:value="2.0449054" calcext:value-type="float">
            <text:p>2.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0</text:p>
          </table:table-cell>
          <table:table-cell office:value-type="float" office:value="2.0446615" calcext:value-type="float">
            <text:p>2.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6</text:p>
          </table:table-cell>
          <table:table-cell office:value-type="float" office:value="2.044578" calcext:value-type="float">
            <text:p>2.0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8</text:p>
          </table:table-cell>
          <table:table-cell office:value-type="float" office:value="2.044075" calcext:value-type="float">
            <text:p>2.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3</text:p>
          </table:table-cell>
          <table:table-cell office:value-type="float" office:value="2.0440714" calcext:value-type="float">
            <text:p>2.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1</text:p>
          </table:table-cell>
          <table:table-cell office:value-type="float" office:value="2.0435832" calcext:value-type="float">
            <text:p>2.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0</text:p>
          </table:table-cell>
          <table:table-cell office:value-type="float" office:value="2.0434735" calcext:value-type="float">
            <text:p>2.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2</text:p>
          </table:table-cell>
          <table:table-cell office:value-type="float" office:value="2.0434244" calcext:value-type="float">
            <text:p>2.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0</text:p>
          </table:table-cell>
          <table:table-cell office:value-type="float" office:value="2.0433648" calcext:value-type="float">
            <text:p>2.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6</text:p>
          </table:table-cell>
          <table:table-cell office:value-type="float" office:value="2.0428963" calcext:value-type="float">
            <text:p>2.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5</text:p>
          </table:table-cell>
          <table:table-cell office:value-type="float" office:value="2.0425143" calcext:value-type="float">
            <text:p>2.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4</text:p>
          </table:table-cell>
          <table:table-cell office:value-type="float" office:value="2.0421321" calcext:value-type="float">
            <text:p>2.0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9</text:p>
          </table:table-cell>
          <table:table-cell office:value-type="float" office:value="2.042069" calcext:value-type="float">
            <text:p>2.0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3</text:p>
          </table:table-cell>
          <table:table-cell office:value-type="float" office:value="2.0419543" calcext:value-type="float">
            <text:p>2.0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6</text:p>
          </table:table-cell>
          <table:table-cell office:value-type="float" office:value="2.0415714" calcext:value-type="float">
            <text:p>2.0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7</text:p>
          </table:table-cell>
          <table:table-cell office:value-type="float" office:value="2.0412924" calcext:value-type="float">
            <text:p>2.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0</text:p>
          </table:table-cell>
          <table:table-cell office:value-type="float" office:value="2.0407858" calcext:value-type="float">
            <text:p>2.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6</text:p>
          </table:table-cell>
          <table:table-cell office:value-type="float" office:value="2.0406797" calcext:value-type="float">
            <text:p>2.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3</text:p>
          </table:table-cell>
          <table:table-cell office:value-type="float" office:value="2.0404336" calcext:value-type="float">
            <text:p>2.0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8</text:p>
          </table:table-cell>
          <table:table-cell office:value-type="float" office:value="2.0401952" calcext:value-type="float">
            <text:p>2.0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2</text:p>
          </table:table-cell>
          <table:table-cell office:value-type="float" office:value="2.0398817" calcext:value-type="float">
            <text:p>2.0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3</text:p>
          </table:table-cell>
          <table:table-cell office:value-type="float" office:value="2.039376" calcext:value-type="float">
            <text:p>2.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1</text:p>
          </table:table-cell>
          <table:table-cell office:value-type="float" office:value="2.0390797" calcext:value-type="float">
            <text:p>2.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9</text:p>
          </table:table-cell>
          <table:table-cell office:value-type="float" office:value="2.0389886" calcext:value-type="float">
            <text:p>2.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5</text:p>
          </table:table-cell>
          <table:table-cell office:value-type="float" office:value="2.0387082" calcext:value-type="float">
            <text:p>2.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3</text:p>
          </table:table-cell>
          <table:table-cell office:value-type="float" office:value="2.0379171" calcext:value-type="float">
            <text:p>2.0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5</text:p>
          </table:table-cell>
          <table:table-cell office:value-type="float" office:value="2.0375383" calcext:value-type="float">
            <text:p>2.0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8</text:p>
          </table:table-cell>
          <table:table-cell office:value-type="float" office:value="2.0370867" calcext:value-type="float">
            <text:p>2.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66</text:p>
          </table:table-cell>
          <table:table-cell office:value-type="float" office:value="2.0367146" calcext:value-type="float">
            <text:p>2.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6</text:p>
          </table:table-cell>
          <table:table-cell office:value-type="float" office:value="2.0362155" calcext:value-type="float">
            <text:p>2.0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4</text:p>
          </table:table-cell>
          <table:table-cell office:value-type="float" office:value="2.0359447" calcext:value-type="float">
            <text:p>2.0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6</text:p>
          </table:table-cell>
          <table:table-cell office:value-type="float" office:value="2.0355496" calcext:value-type="float">
            <text:p>2.0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2</text:p>
          </table:table-cell>
          <table:table-cell office:value-type="float" office:value="2.0349205" calcext:value-type="float">
            <text:p>2.0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1</text:p>
          </table:table-cell>
          <table:table-cell office:value-type="float" office:value="2.034674" calcext:value-type="float">
            <text:p>2.0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2</text:p>
          </table:table-cell>
          <table:table-cell office:value-type="float" office:value="2.0343447" calcext:value-type="float">
            <text:p>2.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5</text:p>
          </table:table-cell>
          <table:table-cell office:value-type="float" office:value="2.0343268" calcext:value-type="float">
            <text:p>2.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9</text:p>
          </table:table-cell>
          <table:table-cell office:value-type="float" office:value="2.0339532" calcext:value-type="float">
            <text:p>2.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7</text:p>
          </table:table-cell>
          <table:table-cell office:value-type="float" office:value="2.033265" calcext:value-type="float">
            <text:p>2.0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1</text:p>
          </table:table-cell>
          <table:table-cell office:value-type="float" office:value="2.033121" calcext:value-type="float">
            <text:p>2.0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9</text:p>
          </table:table-cell>
          <table:table-cell office:value-type="float" office:value="2.031675" calcext:value-type="float">
            <text:p>2.0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2</text:p>
          </table:table-cell>
          <table:table-cell office:value-type="float" office:value="2.0314898" calcext:value-type="float">
            <text:p>2.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0</text:p>
          </table:table-cell>
          <table:table-cell office:value-type="float" office:value="2.0303326" calcext:value-type="float">
            <text:p>2.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21</text:p>
          </table:table-cell>
          <table:table-cell office:value-type="float" office:value="2.0298052" calcext:value-type="float">
            <text:p>2.0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9</text:p>
          </table:table-cell>
          <table:table-cell office:value-type="float" office:value="2.0294023" calcext:value-type="float">
            <text:p>2.0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5</text:p>
          </table:table-cell>
          <table:table-cell office:value-type="float" office:value="2.0291958" calcext:value-type="float">
            <text:p>2.0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4</text:p>
          </table:table-cell>
          <table:table-cell office:value-type="float" office:value="2.0281281" calcext:value-type="float">
            <text:p>2.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4</text:p>
          </table:table-cell>
          <table:table-cell office:value-type="float" office:value="2.0276494" calcext:value-type="float">
            <text:p>2.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0</text:p>
          </table:table-cell>
          <table:table-cell office:value-type="float" office:value="2.027484" calcext:value-type="float">
            <text:p>2.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6</text:p>
          </table:table-cell>
          <table:table-cell office:value-type="float" office:value="2.0264435" calcext:value-type="float">
            <text:p>2.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8</text:p>
          </table:table-cell>
          <table:table-cell office:value-type="float" office:value="2.0261989" calcext:value-type="float">
            <text:p>2.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0</text:p>
          </table:table-cell>
          <table:table-cell office:value-type="float" office:value="2.025646" calcext:value-type="float">
            <text:p>2.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4</text:p>
          </table:table-cell>
          <table:table-cell office:value-type="float" office:value="2.0256414" calcext:value-type="float">
            <text:p>2.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1</text:p>
          </table:table-cell>
          <table:table-cell office:value-type="float" office:value="2.0254853" calcext:value-type="float">
            <text:p>2.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9</text:p>
          </table:table-cell>
          <table:table-cell office:value-type="float" office:value="2.0249896" calcext:value-type="float">
            <text:p>2.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30</text:p>
          </table:table-cell>
          <table:table-cell office:value-type="float" office:value="2.0247643" calcext:value-type="float">
            <text:p>2.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7</text:p>
          </table:table-cell>
          <table:table-cell office:value-type="float" office:value="2.0245721" calcext:value-type="float">
            <text:p>2.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18</text:p>
          </table:table-cell>
          <table:table-cell office:value-type="float" office:value="2.0239592" calcext:value-type="float">
            <text:p>2.0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2</text:p>
          </table:table-cell>
          <table:table-cell office:value-type="float" office:value="2.0233045" calcext:value-type="float">
            <text:p>2.0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5</text:p>
          </table:table-cell>
          <table:table-cell office:value-type="float" office:value="2.0229986" calcext:value-type="float">
            <text:p>2.0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2</text:p>
          </table:table-cell>
          <table:table-cell office:value-type="float" office:value="2.02251" calcext:value-type="float">
            <text:p>2.0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6</text:p>
          </table:table-cell>
          <table:table-cell office:value-type="float" office:value="2.0217645" calcext:value-type="float">
            <text:p>2.0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11</text:p>
          </table:table-cell>
          <table:table-cell office:value-type="float" office:value="2.0208955" calcext:value-type="float">
            <text:p>2.0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19</text:p>
          </table:table-cell>
          <table:table-cell office:value-type="float" office:value="2.0204794" calcext:value-type="float">
            <text:p>2.0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9</text:p>
          </table:table-cell>
          <table:table-cell office:value-type="float" office:value="2.0195358" calcext:value-type="float">
            <text:p>2.0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79</text:p>
          </table:table-cell>
          <table:table-cell office:value-type="float" office:value="2.0187142" calcext:value-type="float">
            <text:p>2.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12</text:p>
          </table:table-cell>
          <table:table-cell office:value-type="float" office:value="2.01721" calcext:value-type="float">
            <text:p>2.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4</text:p>
          </table:table-cell>
          <table:table-cell office:value-type="float" office:value="2.0164797" calcext:value-type="float">
            <text:p>2.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6</text:p>
          </table:table-cell>
          <table:table-cell office:value-type="float" office:value="2.0155332" calcext:value-type="float">
            <text:p>2.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6</text:p>
          </table:table-cell>
          <table:table-cell office:value-type="float" office:value="2.0152156" calcext:value-type="float">
            <text:p>2.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90</text:p>
          </table:table-cell>
          <table:table-cell office:value-type="float" office:value="2.0142424" calcext:value-type="float">
            <text:p>2.0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09</text:p>
          </table:table-cell>
          <table:table-cell office:value-type="float" office:value="2.0111325" calcext:value-type="float">
            <text:p>2.0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5</text:p>
          </table:table-cell>
          <table:table-cell office:value-type="float" office:value="2.010399" calcext:value-type="float">
            <text:p>2.0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6</text:p>
          </table:table-cell>
          <table:table-cell office:value-type="float" office:value="2.0082815" calcext:value-type="float">
            <text:p>2.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31</text:p>
          </table:table-cell>
          <table:table-cell office:value-type="float" office:value="2.0072217" calcext:value-type="float">
            <text:p>2.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1</text:p>
          </table:table-cell>
          <table:table-cell office:value-type="float" office:value="2.002585" calcext:value-type="float">
            <text:p>2.0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65</text:p>
          </table:table-cell>
          <table:table-cell office:value-type="float" office:value="2.0006166" calcext:value-type="float">
            <text:p>2.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99</text:p>
          </table:table-cell>
          <table:table-cell office:value-type="float" office:value="2.0003874" calcext:value-type="float">
            <text:p>2.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7</text:p>
          </table:table-cell>
          <table:table-cell office:value-type="float" office:value="1.9979914" calcext:value-type="float">
            <text:p>1.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56</text:p>
          </table:table-cell>
          <table:table-cell office:value-type="float" office:value="1.9972993" calcext:value-type="float">
            <text:p>1.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3</text:p>
          </table:table-cell>
          <table:table-cell office:value-type="float" office:value="1.9965984" calcext:value-type="float">
            <text:p>1.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26</text:p>
          </table:table-cell>
          <table:table-cell office:value-type="float" office:value="1.9936601" calcext:value-type="float">
            <text:p>1.9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41</text:p>
          </table:table-cell>
          <table:table-cell office:value-type="float" office:value="1.9913522" calcext:value-type="float">
            <text:p>1.9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83</text:p>
          </table:table-cell>
          <table:table-cell office:value-type="float" office:value="1.9603711" calcext:value-type="float">
            <text:p>1.9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58</text:p>
          </table:table-cell>
          <table:table-cell office:value-type="float" office:value="1.9548725" calcext:value-type="float">
            <text:p>1.9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303</text:p>
          </table:table-cell>
          <table:table-cell office:value-type="float" office:value="1.948567" calcext:value-type="float">
            <text:p>1.9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287</text:p>
          </table:table-cell>
          <table:table-cell office:value-type="float" office:value="1.9094197" calcext:value-type="float">
            <text:p>1.9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77</text:p>
          </table:table-cell>
          <table:table-cell office:value-type="float" office:value="1.7728168" calcext:value-type="float">
            <text:p>1.7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4</text:p>
          </table:table-cell>
          <table:table-cell office:value-type="float" office:value="1.3070709" calcext:value-type="float">
            <text:p>1.3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11</text:p>
          </table:table-cell>
          <table:table-cell office:value-type="float" office:value="1.2895921" calcext:value-type="float">
            <text:p>1.2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6</text:p>
          </table:table-cell>
          <table:table-cell office:value-type="float" office:value="1.2011846" calcext:value-type="float">
            <text:p>1.2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9</text:p>
          </table:table-cell>
          <table:table-cell office:value-type="float" office:value="1.1326512" calcext:value-type="float">
            <text:p>1.1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0</text:p>
          </table:table-cell>
          <table:table-cell office:value-type="float" office:value="1.1221739" calcext:value-type="float">
            <text:p>1.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10</text:p>
          </table:table-cell>
          <table:table-cell office:value-type="float" office:value="1.1197969" calcext:value-type="float">
            <text:p>1.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12</text:p>
          </table:table-cell>
          <table:table-cell office:value-type="float" office:value="1.1091875" calcext:value-type="float">
            <text:p>1.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7</text:p>
          </table:table-cell>
          <table:table-cell office:value-type="float" office:value="1.0996834" calcext:value-type="float">
            <text:p>1.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5</text:p>
          </table:table-cell>
          <table:table-cell office:value-type="float" office:value="1.0925227" calcext:value-type="float">
            <text:p>1.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3</text:p>
          </table:table-cell>
          <table:table-cell office:value-type="float" office:value="1.0905172" calcext:value-type="float">
            <text:p>1.0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8</text:p>
          </table:table-cell>
          <table:table-cell office:value-type="float" office:value="1.042637" calcext:value-type="float">
            <text:p>1.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5</text:p>
          </table:table-cell>
          <table:table-cell office:value-type="float" office:value="1.0340284" calcext:value-type="float">
            <text:p>1.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2</text:p>
          </table:table-cell>
          <table:table-cell office:value-type="float" office:value="1.0336913" calcext:value-type="float">
            <text:p>1.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67</text:p>
          </table:table-cell>
          <table:table-cell office:value-type="float" office:value="1.0179499" calcext:value-type="float">
            <text:p>1.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6</text:p>
          </table:table-cell>
          <table:table-cell office:value-type="float" office:value="1.010461" calcext:value-type="float">
            <text:p>1.0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1</text:p>
          </table:table-cell>
          <table:table-cell office:value-type="float" office:value="0.98332083" calcext:value-type="float">
            <text:p>0.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30</text:p>
          </table:table-cell>
          <table:table-cell office:value-type="float" office:value="0.97239566" calcext:value-type="float">
            <text:p>0.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7</text:p>
          </table:table-cell>
          <table:table-cell office:value-type="float" office:value="0.9686543" calcext:value-type="float">
            <text:p>0.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9</text:p>
          </table:table-cell>
          <table:table-cell office:value-type="float" office:value="0.959432" calcext:value-type="float">
            <text:p>0.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88</text:p>
          </table:table-cell>
          <table:table-cell office:value-type="float" office:value="0.95908725" calcext:value-type="float">
            <text:p>0.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7</text:p>
          </table:table-cell>
          <table:table-cell office:value-type="float" office:value="0.95295715" calcext:value-type="float">
            <text:p>0.9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87</text:p>
          </table:table-cell>
          <table:table-cell office:value-type="float" office:value="0.9520935" calcext:value-type="float">
            <text:p>0.9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0</text:p>
          </table:table-cell>
          <table:table-cell office:value-type="float" office:value="0.9450692" calcext:value-type="float">
            <text:p>0.9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1</text:p>
          </table:table-cell>
          <table:table-cell office:value-type="float" office:value="0.94112074" calcext:value-type="float">
            <text:p>0.9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31</text:p>
          </table:table-cell>
          <table:table-cell office:value-type="float" office:value="0.9314394" calcext:value-type="float">
            <text:p>0.9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5</text:p>
          </table:table-cell>
          <table:table-cell office:value-type="float" office:value="0.9277097" calcext:value-type="float">
            <text:p>0.9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83</text:p>
          </table:table-cell>
          <table:table-cell office:value-type="float" office:value="0.92240417" calcext:value-type="float">
            <text:p>0.9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4</text:p>
          </table:table-cell>
          <table:table-cell office:value-type="float" office:value="0.9177041" calcext:value-type="float">
            <text:p>0.9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3</text:p>
          </table:table-cell>
          <table:table-cell office:value-type="float" office:value="0.91500044" calcext:value-type="float">
            <text:p>0.9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80</text:p>
          </table:table-cell>
          <table:table-cell office:value-type="float" office:value="0.9108988" calcext:value-type="float">
            <text:p>0.9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68</text:p>
          </table:table-cell>
          <table:table-cell office:value-type="float" office:value="0.9092721" calcext:value-type="float">
            <text:p>0.9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5</text:p>
          </table:table-cell>
          <table:table-cell office:value-type="float" office:value="0.9087318" calcext:value-type="float">
            <text:p>0.9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5</text:p>
          </table:table-cell>
          <table:table-cell office:value-type="float" office:value="0.90513027" calcext:value-type="float">
            <text:p>0.9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2</text:p>
          </table:table-cell>
          <table:table-cell office:value-type="float" office:value="0.902545" calcext:value-type="float">
            <text:p>0.9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66</text:p>
          </table:table-cell>
          <table:table-cell office:value-type="float" office:value="0.8832177" calcext:value-type="float">
            <text:p>0.8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33</text:p>
          </table:table-cell>
          <table:table-cell office:value-type="float" office:value="0.87443376" calcext:value-type="float">
            <text:p>0.8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3</text:p>
          </table:table-cell>
          <table:table-cell office:value-type="float" office:value="0.8643993" calcext:value-type="float">
            <text:p>0.8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82</text:p>
          </table:table-cell>
          <table:table-cell office:value-type="float" office:value="0.8631424" calcext:value-type="float">
            <text:p>0.8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7</text:p>
          </table:table-cell>
          <table:table-cell office:value-type="float" office:value="0.86146843" calcext:value-type="float">
            <text:p>0.8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65</text:p>
          </table:table-cell>
          <table:table-cell office:value-type="float" office:value="0.85779274" calcext:value-type="float">
            <text:p>0.8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8</text:p>
          </table:table-cell>
          <table:table-cell office:value-type="float" office:value="0.8572037" calcext:value-type="float">
            <text:p>0.8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8</text:p>
          </table:table-cell>
          <table:table-cell office:value-type="float" office:value="0.85335815" calcext:value-type="float">
            <text:p>0.8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0</text:p>
          </table:table-cell>
          <table:table-cell office:value-type="float" office:value="0.85268724" calcext:value-type="float">
            <text:p>0.8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8</text:p>
          </table:table-cell>
          <table:table-cell office:value-type="float" office:value="0.83165026" calcext:value-type="float">
            <text:p>0.8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4</text:p>
          </table:table-cell>
          <table:table-cell office:value-type="float" office:value="0.8312582" calcext:value-type="float">
            <text:p>0.8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3</text:p>
          </table:table-cell>
          <table:table-cell office:value-type="float" office:value="0.81972635" calcext:value-type="float">
            <text:p>0.8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1</text:p>
          </table:table-cell>
          <table:table-cell office:value-type="float" office:value="0.8190712" calcext:value-type="float">
            <text:p>0.8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1</text:p>
          </table:table-cell>
          <table:table-cell office:value-type="float" office:value="0.8190179" calcext:value-type="float">
            <text:p>0.8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69</text:p>
          </table:table-cell>
          <table:table-cell office:value-type="float" office:value="0.8129524" calcext:value-type="float">
            <text:p>0.8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8</text:p>
          </table:table-cell>
          <table:table-cell office:value-type="float" office:value="0.8100041" calcext:value-type="float">
            <text:p>0.8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0</text:p>
          </table:table-cell>
          <table:table-cell office:value-type="float" office:value="0.80304265" calcext:value-type="float">
            <text:p>0.8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7</text:p>
          </table:table-cell>
          <table:table-cell office:value-type="float" office:value="0.8006743" calcext:value-type="float">
            <text:p>0.8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2</text:p>
          </table:table-cell>
          <table:table-cell office:value-type="float" office:value="0.7959317" calcext:value-type="float">
            <text:p>0.7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6</text:p>
          </table:table-cell>
          <table:table-cell office:value-type="float" office:value="0.7689456" calcext:value-type="float">
            <text:p>0.7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3</text:p>
          </table:table-cell>
          <table:table-cell office:value-type="float" office:value="0.7672776" calcext:value-type="float">
            <text:p>0.7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85</text:p>
          </table:table-cell>
          <table:table-cell office:value-type="float" office:value="0.7619821" calcext:value-type="float">
            <text:p>0.7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34</text:p>
          </table:table-cell>
          <table:table-cell office:value-type="float" office:value="0.74317586" calcext:value-type="float">
            <text:p>0.7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84</text:p>
          </table:table-cell>
          <table:table-cell office:value-type="float" office:value="0.742906" calcext:value-type="float">
            <text:p>0.7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5</text:p>
          </table:table-cell>
          <table:table-cell office:value-type="float" office:value="0.73660314" calcext:value-type="float">
            <text:p>0.7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9</text:p>
          </table:table-cell>
          <table:table-cell office:value-type="float" office:value="0.73016596" calcext:value-type="float">
            <text:p>0.7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2</text:p>
          </table:table-cell>
          <table:table-cell office:value-type="float" office:value="0.7262995" calcext:value-type="float">
            <text:p>0.7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2</text:p>
          </table:table-cell>
          <table:table-cell office:value-type="float" office:value="0.72418344" calcext:value-type="float">
            <text:p>0.7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81</text:p>
          </table:table-cell>
          <table:table-cell office:value-type="float" office:value="0.7239331" calcext:value-type="float">
            <text:p>0.7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1</text:p>
          </table:table-cell>
          <table:table-cell office:value-type="float" office:value="0.7163075" calcext:value-type="float">
            <text:p>0.7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7</text:p>
          </table:table-cell>
          <table:table-cell office:value-type="float" office:value="0.70732" calcext:value-type="float">
            <text:p>0.7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79</text:p>
          </table:table-cell>
          <table:table-cell office:value-type="float" office:value="0.6905602" calcext:value-type="float">
            <text:p>0.6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36</text:p>
          </table:table-cell>
          <table:table-cell office:value-type="float" office:value="0.6897179" calcext:value-type="float">
            <text:p>0.6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6</text:p>
          </table:table-cell>
          <table:table-cell office:value-type="float" office:value="0.6856822" calcext:value-type="float">
            <text:p>0.6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4</text:p>
          </table:table-cell>
          <table:table-cell office:value-type="float" office:value="0.6680287" calcext:value-type="float">
            <text:p>0.6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4</text:p>
          </table:table-cell>
          <table:table-cell office:value-type="float" office:value="0.6659161" calcext:value-type="float">
            <text:p>0.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9</text:p>
          </table:table-cell>
          <table:table-cell office:value-type="float" office:value="0.66488624" calcext:value-type="float">
            <text:p>0.6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3</text:p>
          </table:table-cell>
          <table:table-cell office:value-type="float" office:value="0.652338" calcext:value-type="float">
            <text:p>0.6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86</text:p>
          </table:table-cell>
          <table:table-cell office:value-type="float" office:value="0.63809216" calcext:value-type="float">
            <text:p>0.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9</text:p>
          </table:table-cell>
          <table:table-cell office:value-type="float" office:value="0.63375497" calcext:value-type="float">
            <text:p>0.6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6</text:p>
          </table:table-cell>
          <table:table-cell office:value-type="float" office:value="0.62910116" calcext:value-type="float">
            <text:p>0.6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35</text:p>
          </table:table-cell>
          <table:table-cell office:value-type="float" office:value="0.6279552" calcext:value-type="float">
            <text:p>0.6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0</text:p>
          </table:table-cell>
          <table:table-cell office:value-type="float" office:value="0.62331176" calcext:value-type="float">
            <text:p>0.6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98</text:p>
          </table:table-cell>
          <table:table-cell office:value-type="float" office:value="0.5456438" calcext:value-type="float">
            <text:p>0.5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32</text:p>
          </table:table-cell>
          <table:table-cell office:value-type="float" office:value="0.540884" calcext:value-type="float">
            <text:p>0.5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2</text:p>
          </table:table-cell>
          <table:table-cell office:value-type="float" office:value="0.51504874" calcext:value-type="float">
            <text:p>0.5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04</text:p>
          </table:table-cell>
          <table:table-cell office:value-type="float" office:value="0.50485146" calcext:value-type="float">
            <text:p>0.5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389</text:p>
          </table:table-cell>
          <table:table-cell office:value-type="float" office:value="0.48412713" calcext:value-type="float">
            <text:p>0.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16</text:p>
          </table:table-cell>
          <table:table-cell office:value-type="float" office:value="0.47021398" calcext:value-type="float">
            <text:p>0.470</text:p>
          </table:table-cell>
          <table:table-cell table:number-columns-repeated="1018"/>
        </table:table-row>
      </table:table>
      <table:table table:name="Suggestion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ating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Smartphone Samsung Model #19</text:p>
          </table:table-cell>
          <table:table-cell office:value-type="float" office:value="4.211976" calcext:value-type="float">
            <text:p>4.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ndroid Model #314</text:p>
          </table:table-cell>
          <table:table-cell office:value-type="float" office:value="4.069361" calcext:value-type="float">
            <text:p>4.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sus Model #149</text:p>
          </table:table-cell>
          <table:table-cell office:value-type="float" office:value="2.1349351" calcext:value-type="float">
            <text:p>2.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Apple Model #104</text:p>
          </table:table-cell>
          <table:table-cell office:value-type="float" office:value="1.3070709" calcext:value-type="float">
            <text:p>1.3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over For Asus Model #420</text:p>
          </table:table-cell>
          <table:table-cell office:value-type="float" office:value="1.1221739" calcext:value-type="float">
            <text:p>1.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rtphone Charger For Apple Model #367</text:p>
          </table:table-cell>
          <table:table-cell office:value-type="float" office:value="1.0179499" calcext:value-type="float">
            <text:p>1.018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Ratings.A1:Ratings.B437"/>
        <table:database-range table:name="__Anonymous_Sheet_DB__1" table:target-range-address="Suggestions.A1:Suggestions.B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9T11:59:40.749842014</dc:date>
    <meta:editing-duration>PT12M</meta:editing-duration>
    <meta:editing-cycles>3</meta:editing-cycles>
    <meta:generator>LibreOffice/6.0.7.3$Linux_X86_64 LibreOffice_project/00m0$Build-3</meta:generator>
    <meta:document-statistic meta:table-count="2" meta:cell-count="888" meta:object-count="0"/>
  </office:meta>
</office:document-meta>
</file>